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rlow" svg:font-family="Barlow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Barlow" fo:font-size="28pt" style:font-size-asian="28pt" style:font-size-complex="28pt"/>
    </style:style>
    <style:style style:name="P2" style:family="paragraph" style:parent-style-name="Standard">
      <style:text-properties style:font-name="Barlow"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ämä verkkosivu</text:p>
      <text:p text:style-name="P1"/>
      <text:p text:style-name="P2">Tämä verkkosivu on viimeisin kehittämäni projekti. Tämä on muuten hyvinkin samankaltainen sivusto kuin minun aikaisempikin, mutta tällä kertaa konfiguroin itse verkkosivun palvelim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rlow" svg:font-family="Barlow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i Keurulainen</meta:initial-creator>
    <meta:creation-date>2023-11-08T22:15:50.98</meta:creation-date>
    <meta:document-statistic meta:table-count="0" meta:image-count="0" meta:object-count="0" meta:page-count="1" meta:paragraph-count="2" meta:word-count="24" meta:character-count="198"/>
    <dc:date>2023-11-08T22:20:21.19</dc:date>
    <dc:creator>Jimi Keurulainen</dc:creator>
    <meta:editing-duration>PT4M32S</meta:editing-duration>
    <meta:editing-cycles>1</meta:editing-cycles>
    <meta:generator>OpenOffice/4.1.14$Win32 OpenOffice.org_project/4114m1$Build-9811</meta:generator>
  </office:meta>
</office:document-meta>
</file>